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MyPrivateStorage/Layout"/>
  <manifest:file-entry manifest:media-type="vnd.MyVendor.MyProject.StorageType" manifest:full-path="MyPrivateStorage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 style:list-style-name="L1">
      <style:text-properties fo:font-size="18pt" fo:font-weight="normal" style:font-size-asian="18pt" style:font-weight-asian="normal" style:font-size-complex="18pt" style:font-weight-complex="normal"/>
    </style:style>
    <style:style style:name="P3" style:family="paragraph" style:parent-style-name="Standard" style:list-style-name="L1">
      <style:text-properties fo:font-size="18pt" fo:font-weight="normal"/>
    </style:style>
    <style:style style:name="P4" style:family="paragraph" style:parent-style-name="Standard">
      <style:text-properties fo:color="#f8f8f2" style:font-name="Consolas" fo:font-size="10.5pt" fo:font-weight="normal" fo:background-color="#272822"/>
    </style:style>
    <style:style style:name="P5" style:family="paragraph" style:parent-style-name="Standard" style:list-style-name="L1">
      <style:text-properties fo:color="#f8f8f2" style:font-name="Consolas" fo:font-size="10.5pt" fo:font-weight="normal" fo:background-color="#272822" style:font-size-asian="18pt" style:font-weight-asian="normal" style:font-size-complex="18pt" style:font-weight-complex="normal"/>
    </style:style>
    <style:style style:name="P6" style:family="paragraph" style:parent-style-name="Standard" style:list-style-name="L1">
      <style:text-properties fo:color="#f8f8f2" style:font-name="Consolas" fo:font-size="10.5pt" fo:font-weight="normal" fo:background-color="#272822"/>
    </style:style>
    <style:style style:name="T1" style:family="text">
      <style:text-properties fo:color="#f8f8f2" style:font-name="Consolas" fo:font-size="10.5pt" fo:background-color="#272822" style:font-size-asian="18pt" style:font-weight-asian="normal" style:font-size-complex="18pt" style:font-weight-complex="normal"/>
    </style:style>
    <style:style style:name="T2" style:family="text">
      <style:text-properties style:font-size-asian="18pt" style:font-weight-asian="normal" style:font-size-complex="18pt" style:font-weight-complex="normal"/>
    </style:style>
    <style:style style:name="T3" style:family="text">
      <style:text-properties fo:color="#e6db74" style:font-name="Consolas" fo:font-size="10.5pt" fo:background-color="#272822" style:font-size-asian="18pt" style:font-weight-asian="normal" style:font-size-complex="18pt" style:font-weight-complex="normal"/>
    </style:style>
    <style:style style:name="T4" style:family="text">
      <style:text-properties fo:color="#f92672" style:font-name="Consolas" fo:font-size="10.5pt" fo:background-color="#272822" style:font-size-asian="18pt" style:font-weight-asian="normal" style:font-size-complex="18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ORTCUTS :</text:p>
      <text:list xml:id="list4298352594496674979" text:style-name="L1">
        <text:list-item>
          <text:p text:style-name="P2">Type rfce to create component and export it with the same name as your page</text:p>
        </text:list-item>
        <text:list-item>
          <text:p text:style-name="P2">Image component imported by next/image can be used isntead of regular img html tag and is lady loaded by default.</text:p>
        </text:list-item>
        <text:list-item>
          <text:p text:style-name="P2">Must put domain in whitelist</text:p>
        </text:list-item>
        <text:list-item>
          <text:p text:style-name="P2">Tailwind styles are mobile first (Imp)</text:p>
        </text:list-item>
        <text:list-item>
          <text:p text:style-name="P2">DevDojo has tailwind buttons</text:p>
        </text:list-item>
        <text:list-item>
          <text:p text:style-name="P2">hero icons has icons/reacticons has icons.</text:p>
        </text:list-item>
        <text:list-item>
          <text:p text:style-name="P2">Screen size is 100vh, 200vh means that content of same size as the screen lies under it I.e when we scroll.</text:p>
        </text:list-item>
        <text:list-item>
          <text:p text:style-name="P2">Headless UI helps you build custom tabs, checkboxes etc</text:p>
        </text:list-item>
        <text:list-item>
          <text:p text:style-name="P2">Next JS runs on Node JS.</text:p>
        </text:list-item>
        <text:list-item>
          <text:p text:style-name="P3"><text:span text:style-name="T2">You can set the url of localhost/3000: as </text:span><text:span text:style-name="T3">`</text:span><text:span text:style-name="T4">${</text:span><text:span text:style-name="T1">process.env.NEXT_PUBLIC_BASE_URL</text:span><text:span text:style-name="T4">}</text:span><text:span text:style-name="T3">/api/getCategories`</text:span></text:p>
        </text:list-item>
        <text:list-item>
          <text:p text:style-name="P5">You can access this API URL'S using /api/getCategories when in development to see the response it gives.</text:p>
        </text:list-item>
      </text:list>
      <text:p text:style-name="P4"/>
      <text:list xml:id="list41362828" text:continue-numbering="true" text:style-name="L1">
        <text:list-item>
          <text:p text:style-name="P6">//IMP : WHEREVER WE USE NEX_PUBLIC THAT THING IS EXPOSED TO THE CLIENT </text:p>
        </text:list-item>
        <text:list-item>
          <text:p text:style-name="P2"><text:s text:c="2"/>WHENEVER WE USE NEXT_PUBLIC THAT THING IS EXPOSED TO THE CLIENT.</text:p>
        </text:list-item>
        <text:list-item>
          <text:p text:style-name="P2"><text:a xlink:type="simple" xlink:href="https://www.sanity.io/docs/query-cheat-sheet" text:style-name="Internet_20_link" text:visited-style-name="Visited_20_Internet_20_Link">https://www.sanity.io/docs/query-cheat-sheet</text:a>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2-27T20:12:08.99</meta:creation-date>
    <meta:editing-duration>P3DT5H36M12S</meta:editing-duration>
    <meta:editing-cycles>3</meta:editing-cycles>
    <meta:generator>OpenOffice/4.1.11$Win32 OpenOffice.org_project/4111m1$Build-9808</meta:generator>
    <dc:date>2023-03-02T21:11:37.90</dc:date>
    <meta:document-statistic meta:table-count="0" meta:image-count="0" meta:object-count="0" meta:page-count="1" meta:paragraph-count="15" meta:word-count="159" meta:character-count="917"/>
  </office:meta>
</office:document-meta>
</file>